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173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none" fo:border-top="0.99pt solid #000000"/>
    </style:style>
    <style:style style:name="ce4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0.99pt solid #000000" fo:border-left="none" fo:border-right="none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8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0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11" style:family="table-cell" style:parent-style-name="Pivot_20_Table_20_Corner">
      <style:table-cell-properties fo:border-bottom="none" fo:border-left="none" fo:border-right="none" fo:border-top="2.01pt solid #000000"/>
    </style:style>
    <style:style style:name="ce12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none" fo:border-left="0.99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5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Title" style:data-style-name="N0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resultS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itial_Temperature</text:p>
          </table:table-cell>
          <table:table-cell office:value-type="string" calcext:value-type="string">
            <text:p>Reduction_coef</text:p>
          </table:table-cell>
          <table:table-cell office:value-type="string" calcext:value-type="string">
            <text:p>Fitness</text:p>
          </table:table-cell>
          <table:table-cell office:value-type="string" calcext:value-type="string">
            <text:p>isB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2]=MIN([.$F$2:.$F$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71540763.338519" calcext:value-type="float">
            <text:p>171540763.338519</text:p>
          </table:table-cell>
          <table:table-cell table:formula="of:=IF([.F3]=MIN([.$F$2:.$F$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4]=MIN([.$F$2:.$F$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5]=MIN([.$F$2:.$F$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6]=MIN([.$F$2:.$F$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89151450.618355" calcext:value-type="float">
            <text:p>189151450.618355</text:p>
          </table:table-cell>
          <table:table-cell table:formula="of:=IF([.F7]=MIN([.$F$2:.$F$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89151450.618355" calcext:value-type="float">
            <text:p>189151450.618355</text:p>
          </table:table-cell>
          <table:table-cell table:formula="of:=IF([.F8]=MIN([.$F$2:.$F$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67493064.792096" calcext:value-type="float">
            <text:p>167493064.792096</text:p>
          </table:table-cell>
          <table:table-cell table:formula="of:=IF([.F9]=MIN([.$F$2:.$F$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10]=MIN([.$F$10:.$F$1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80656076.662039" calcext:value-type="float">
            <text:p>180656076.662039</text:p>
          </table:table-cell>
          <table:table-cell table:formula="of:=IF([.F11]=MIN([.$F$10:.$F$1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12]=MIN([.$F$10:.$F$1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13]=MIN([.$F$10:.$F$1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36768613.740287" calcext:value-type="float">
            <text:p>136768613.740287</text:p>
          </table:table-cell>
          <table:table-cell table:formula="of:=IF([.F14]=MIN([.$F$10:.$F$1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15]=MIN([.$F$10:.$F$1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36008125.912044" calcext:value-type="float">
            <text:p>136008125.912044</text:p>
          </table:table-cell>
          <table:table-cell table:formula="of:=IF([.F16]=MIN([.$F$10:.$F$1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36768613.740287" calcext:value-type="float">
            <text:p>136768613.740287</text:p>
          </table:table-cell>
          <table:table-cell table:formula="of:=IF([.F17]=MIN([.$F$10:.$F$1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[.F18]=MIN([.$F$18:.$F$2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14693022.573098" calcext:value-type="float">
            <text:p>114693022.573098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27952344.83144" calcext:value-type="float">
            <text:p>127952344.83144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12396068.091895" calcext:value-type="float">
            <text:p>112396068.091895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27952344.83144" calcext:value-type="float">
            <text:p>127952344.83144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15905085.360804" calcext:value-type="float">
            <text:p>115905085.360804</text:p>
          </table:table-cell>
          <table:table-cell table:formula="of:=IF(18=MIN([.$F$18:.$F$2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26]=MIN([.$F$26:.$F$3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1736760.514307" calcext:value-type="float">
            <text:p>101736760.514307</text:p>
          </table:table-cell>
          <table:table-cell table:formula="of:=IF([.F27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03647952.765206" calcext:value-type="float">
            <text:p>103647952.765206</text:p>
          </table:table-cell>
          <table:table-cell table:formula="of:=IF([.F28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03647952.765206" calcext:value-type="float">
            <text:p>103647952.765206</text:p>
          </table:table-cell>
          <table:table-cell table:formula="of:=IF([.F29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03647952.765206" calcext:value-type="float">
            <text:p>103647952.765206</text:p>
          </table:table-cell>
          <table:table-cell table:formula="of:=IF([.F30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1105370.6838308" calcext:value-type="float">
            <text:p>91105370.6838308</text:p>
          </table:table-cell>
          <table:table-cell table:formula="of:=IF([.F31]=MIN([.$F$26:.$F$3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01736760.514307" calcext:value-type="float">
            <text:p>101736760.514307</text:p>
          </table:table-cell>
          <table:table-cell table:formula="of:=IF([.F32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27121710.967499" calcext:value-type="float">
            <text:p>127121710.967499</text:p>
          </table:table-cell>
          <table:table-cell table:formula="of:=IF([.F33]=MIN([.$F$26:.$F$3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34]=MIN([.$F$34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75638206.951348" calcext:value-type="float">
            <text:p>175638206.951348</text:p>
          </table:table-cell>
          <table:table-cell table:formula="of:=IF([.F35]=MIN([.$F$34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75638206.951348" calcext:value-type="float">
            <text:p>175638206.951348</text:p>
          </table:table-cell>
          <table:table-cell table:formula="of:=IF([.F36]=MIN([.$F$34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75638206.951348" calcext:value-type="float">
            <text:p>175638206.951348</text:p>
          </table:table-cell>
          <table:table-cell table:formula="of:=IF([.F37]=MIN([.$F$34:.$F$4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38]=MIN([.$F$34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39]=MIN([.$F$34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40]=MIN([.$F$34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72816689.720961" calcext:value-type="float">
            <text:p>172816689.720961</text:p>
          </table:table-cell>
          <table:table-cell table:formula="of:=IF([.F41]=MIN([.$F$34:.$F$4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53293895.23404" calcext:value-type="float">
            <text:p>153293895.23404</text:p>
          </table:table-cell>
          <table:table-cell table:formula="of:=IF([.F42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53293895.23404" calcext:value-type="float">
            <text:p>153293895.23404</text:p>
          </table:table-cell>
          <table:table-cell table:formula="of:=IF([.F43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60497477.575025" calcext:value-type="float">
            <text:p>160497477.575025</text:p>
          </table:table-cell>
          <table:table-cell table:formula="of:=IF([.F44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60497477.575025" calcext:value-type="float">
            <text:p>160497477.575025</text:p>
          </table:table-cell>
          <table:table-cell table:formula="of:=IF([.F45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1533083.777733" calcext:value-type="float">
            <text:p>151533083.777733</text:p>
          </table:table-cell>
          <table:table-cell table:formula="of:=IF([.F46]=MIN([.$F$42:.$F$4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61141526.83753" calcext:value-type="float">
            <text:p>161141526.83753</text:p>
          </table:table-cell>
          <table:table-cell table:formula="of:=IF([.F47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52651886.83052" calcext:value-type="float">
            <text:p>152651886.83052</text:p>
          </table:table-cell>
          <table:table-cell table:formula="of:=IF([.F48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53828689.633011" calcext:value-type="float">
            <text:p>153828689.633011</text:p>
          </table:table-cell>
          <table:table-cell table:formula="of:=IF([.F49]=MIN([.$F$42:.$F$4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50760761.775889" calcext:value-type="float">
            <text:p>150760761.775889</text:p>
          </table:table-cell>
          <table:table-cell table:formula="of:=IF([.F50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1632618.189731" calcext:value-type="float">
            <text:p>141632618.189731</text:p>
          </table:table-cell>
          <table:table-cell table:formula="of:=IF([.F51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44059733.015146" calcext:value-type="float">
            <text:p>144059733.015146</text:p>
          </table:table-cell>
          <table:table-cell table:formula="of:=IF([.F52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8951259.040918" calcext:value-type="float">
            <text:p>138951259.040918</text:p>
          </table:table-cell>
          <table:table-cell table:formula="of:=IF([.F53]=MIN([.$F$50:.$F$5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39382409.057266" calcext:value-type="float">
            <text:p>139382409.057266</text:p>
          </table:table-cell>
          <table:table-cell table:formula="of:=IF([.F54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40026930.478342" calcext:value-type="float">
            <text:p>140026930.478342</text:p>
          </table:table-cell>
          <table:table-cell table:formula="of:=IF([.F55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50899240.294403" calcext:value-type="float">
            <text:p>150899240.294403</text:p>
          </table:table-cell>
          <table:table-cell table:formula="of:=IF([.F56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40556929.518614" calcext:value-type="float">
            <text:p>140556929.518614</text:p>
          </table:table-cell>
          <table:table-cell table:formula="of:=IF([.F57]=MIN([.$F$50:.$F$5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27274940.033988" calcext:value-type="float">
            <text:p>127274940.033988</text:p>
          </table:table-cell>
          <table:table-cell table:formula="of:=IF([.F58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23378107.682052" calcext:value-type="float">
            <text:p>123378107.682052</text:p>
          </table:table-cell>
          <table:table-cell table:formula="of:=IF([.F59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26733245.414969" calcext:value-type="float">
            <text:p>126733245.414969</text:p>
          </table:table-cell>
          <table:table-cell table:formula="of:=IF([.F60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1437081.841435" calcext:value-type="float">
            <text:p>131437081.841435</text:p>
          </table:table-cell>
          <table:table-cell table:formula="of:=IF([.F61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31679926.777944" calcext:value-type="float">
            <text:p>131679926.777944</text:p>
          </table:table-cell>
          <table:table-cell table:formula="of:=IF([.F62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23130094.620316" calcext:value-type="float">
            <text:p>123130094.620316</text:p>
          </table:table-cell>
          <table:table-cell table:formula="of:=IF([.F63]=MIN([.$F$58:.$F$6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30480053.601742" calcext:value-type="float">
            <text:p>130480053.601742</text:p>
          </table:table-cell>
          <table:table-cell table:formula="of:=IF([.F64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30761352.282227" calcext:value-type="float">
            <text:p>130761352.282227</text:p>
          </table:table-cell>
          <table:table-cell table:formula="of:=IF([.F65]=MIN([.$F$58:.$F$6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66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67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68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69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70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71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72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75231132.63071" calcext:value-type="float">
            <text:p>175231132.63071</text:p>
          </table:table-cell>
          <table:table-cell table:formula="of:=IF([.F73]=MIN([.$F$66:.$F$7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74]=MIN([.$F$74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60625584.260446" calcext:value-type="float">
            <text:p>160625584.260446</text:p>
          </table:table-cell>
          <table:table-cell table:formula="of:=IF([.F75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60625584.260446" calcext:value-type="float">
            <text:p>160625584.260446</text:p>
          </table:table-cell>
          <table:table-cell table:formula="of:=IF([.F76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55956356.604774" calcext:value-type="float">
            <text:p>155956356.604774</text:p>
          </table:table-cell>
          <table:table-cell table:formula="of:=IF([.F77]=MIN([.$F$74:.$F$8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60625584.260446" calcext:value-type="float">
            <text:p>160625584.260446</text:p>
          </table:table-cell>
          <table:table-cell table:formula="of:=IF([.F78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60625584.260446" calcext:value-type="float">
            <text:p>160625584.260446</text:p>
          </table:table-cell>
          <table:table-cell table:formula="of:=IF([.F79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64395169.660129" calcext:value-type="float">
            <text:p>164395169.660129</text:p>
          </table:table-cell>
          <table:table-cell table:formula="of:=IF([.F80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60625584.260446" calcext:value-type="float">
            <text:p>160625584.260446</text:p>
          </table:table-cell>
          <table:table-cell table:formula="of:=IF([.F81]=MIN([.$F$74:.$F$8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43990222.639973" calcext:value-type="float">
            <text:p>143990222.639973</text:p>
          </table:table-cell>
          <table:table-cell table:formula="of:=IF([.F82]=MIN([.$F$82:.$F$8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6661690.154026" calcext:value-type="float">
            <text:p>146661690.154026</text:p>
          </table:table-cell>
          <table:table-cell table:formula="of:=IF([.F83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47988370.210416" calcext:value-type="float">
            <text:p>147988370.210416</text:p>
          </table:table-cell>
          <table:table-cell table:formula="of:=IF([.F84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53932190.084449" calcext:value-type="float">
            <text:p>153932190.084449</text:p>
          </table:table-cell>
          <table:table-cell table:formula="of:=IF([.F85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3854899.270811" calcext:value-type="float">
            <text:p>153854899.270811</text:p>
          </table:table-cell>
          <table:table-cell table:formula="of:=IF([.F86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53258251.155951" calcext:value-type="float">
            <text:p>153258251.155951</text:p>
          </table:table-cell>
          <table:table-cell table:formula="of:=IF([.F87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52526753.021499" calcext:value-type="float">
            <text:p>152526753.021499</text:p>
          </table:table-cell>
          <table:table-cell table:formula="of:=IF([.F88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52526753.021499" calcext:value-type="float">
            <text:p>152526753.021499</text:p>
          </table:table-cell>
          <table:table-cell table:formula="of:=IF([.F89]=MIN([.$F$82:.$F$8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42580661.878306" calcext:value-type="float">
            <text:p>142580661.878306</text:p>
          </table:table-cell>
          <table:table-cell table:style-name="ce1" table:formula="of:=IF([.F90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37278366.899899" calcext:value-type="float">
            <text:p>137278366.899899</text:p>
          </table:table-cell>
          <table:table-cell table:style-name="ce1" table:formula="of:=IF([.F91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34868652.361968" calcext:value-type="float">
            <text:p>134868652.361968</text:p>
          </table:table-cell>
          <table:table-cell table:style-name="ce1" table:formula="of:=IF([.F92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3360202.276586" calcext:value-type="float">
            <text:p>133360202.276586</text:p>
          </table:table-cell>
          <table:table-cell table:style-name="ce1" table:formula="of:=IF([.F93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30482662.480865" calcext:value-type="float">
            <text:p>130482662.480865</text:p>
          </table:table-cell>
          <table:table-cell table:style-name="ce1" table:formula="of:=IF([.F94]=MIN([.$F$90:.$F$9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30482662.480865" calcext:value-type="float">
            <text:p>130482662.480865</text:p>
          </table:table-cell>
          <table:table-cell table:style-name="ce1" table:formula="of:=IF([.F95]=MIN([.$F$90:.$F$9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38125013.175193" calcext:value-type="float">
            <text:p>138125013.175193</text:p>
          </table:table-cell>
          <table:table-cell table:style-name="ce1" table:formula="of:=IF([.F96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36228553.568732" calcext:value-type="float">
            <text:p>136228553.568732</text:p>
          </table:table-cell>
          <table:table-cell table:style-name="ce1" table:formula="of:=IF([.F97]=MIN([.$F$90:.$F$9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98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80768670.039369" calcext:value-type="float">
            <text:p>180768670.039369</text:p>
          </table:table-cell>
          <table:table-cell table:formula="of:=IF([.F99]=MIN([.$F$98:.$F$10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80768670.039369" calcext:value-type="float">
            <text:p>180768670.039369</text:p>
          </table:table-cell>
          <table:table-cell table:formula="of:=IF([.F100]=MIN([.$F$98:.$F$10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101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102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103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104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77471673.60142" calcext:value-type="float">
            <text:p>177471673.60142</text:p>
          </table:table-cell>
          <table:table-cell table:formula="of:=IF([.F105]=MIN([.$F$98:.$F$10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63089652.449105" calcext:value-type="float">
            <text:p>163089652.449105</text:p>
          </table:table-cell>
          <table:table-cell table:formula="of:=IF([.F106]=MIN([.$F$106:.$F$11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61841906.790666" calcext:value-type="float">
            <text:p>161841906.790666</text:p>
          </table:table-cell>
          <table:table-cell table:formula="of:=IF([.F107]=MIN([.$F$106:.$F$11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58830544.593772" calcext:value-type="float">
            <text:p>158830544.593772</text:p>
          </table:table-cell>
          <table:table-cell table:formula="of:=IF([.F108]=MIN([.$F$106:.$F$11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58830544.593772" calcext:value-type="float">
            <text:p>158830544.593772</text:p>
          </table:table-cell>
          <table:table-cell table:formula="of:=IF([.F109]=MIN([.$F$106:.$F$11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8830544.593772" calcext:value-type="float">
            <text:p>158830544.593772</text:p>
          </table:table-cell>
          <table:table-cell table:formula="of:=IF([.F110]=MIN([.$F$106:.$F$11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61841906.790666" calcext:value-type="float">
            <text:p>161841906.790666</text:p>
          </table:table-cell>
          <table:table-cell table:formula="of:=IF([.F111]=MIN([.$F$106:.$F$11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69911682.293548" calcext:value-type="float">
            <text:p>169911682.293548</text:p>
          </table:table-cell>
          <table:table-cell table:formula="of:=IF([.F112]=MIN([.$F$106:.$F$11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66959130.938247" calcext:value-type="float">
            <text:p>166959130.938247</text:p>
          </table:table-cell>
          <table:table-cell table:formula="of:=IF([.F113]=MIN([.$F$106:.$F$11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53331891.542706" calcext:value-type="float">
            <text:p>153331891.542706</text:p>
          </table:table-cell>
          <table:table-cell table:formula="of:=IF([.F114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7164658.629332" calcext:value-type="float">
            <text:p>147164658.629332</text:p>
          </table:table-cell>
          <table:table-cell table:formula="of:=IF([.F115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45027367.927591" calcext:value-type="float">
            <text:p>145027367.927591</text:p>
          </table:table-cell>
          <table:table-cell table:formula="of:=IF([.F116]=MIN([.$F$114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48343279.308634" calcext:value-type="float">
            <text:p>148343279.308634</text:p>
          </table:table-cell>
          <table:table-cell table:formula="of:=IF([.F117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7053952.272683" calcext:value-type="float">
            <text:p>157053952.272683</text:p>
          </table:table-cell>
          <table:table-cell table:formula="of:=IF([.F118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45027367.927591" calcext:value-type="float">
            <text:p>145027367.927591</text:p>
          </table:table-cell>
          <table:table-cell table:formula="of:=IF([.F119]=MIN([.$F$114:.$F$12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58129510.873118" calcext:value-type="float">
            <text:p>158129510.873118</text:p>
          </table:table-cell>
          <table:table-cell table:formula="of:=IF([.F120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59516103.257816" calcext:value-type="float">
            <text:p>159516103.257816</text:p>
          </table:table-cell>
          <table:table-cell table:formula="of:=IF([.F121]=MIN([.$F$114:.$F$12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41119485.774073" calcext:value-type="float">
            <text:p>141119485.774073</text:p>
          </table:table-cell>
          <table:table-cell table:formula="of:=IF([.F122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1098584.136769" calcext:value-type="float">
            <text:p>141098584.136769</text:p>
          </table:table-cell>
          <table:table-cell table:formula="of:=IF([.F123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34264966.944382" calcext:value-type="float">
            <text:p>134264966.944382</text:p>
          </table:table-cell>
          <table:table-cell table:formula="of:=IF([.F124]=MIN([.$F$122:.$F$129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8067100.518364" calcext:value-type="float">
            <text:p>138067100.518364</text:p>
          </table:table-cell>
          <table:table-cell table:formula="of:=IF([.F125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46159838.815553" calcext:value-type="float">
            <text:p>146159838.815553</text:p>
          </table:table-cell>
          <table:table-cell table:formula="of:=IF([.F126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36314948.035935" calcext:value-type="float">
            <text:p>136314948.035935</text:p>
          </table:table-cell>
          <table:table-cell table:formula="of:=IF([.F127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42343769.567973" calcext:value-type="float">
            <text:p>142343769.567973</text:p>
          </table:table-cell>
          <table:table-cell table:formula="of:=IF([.F128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36071895.360222" calcext:value-type="float">
            <text:p>136071895.360222</text:p>
          </table:table-cell>
          <table:table-cell table:formula="of:=IF([.F129]=MIN([.$F$122:.$F$12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130]=MIN([.$F$130:.$F$13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131]=MIN([.$F$130:.$F$13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132]=MIN([.$F$130:.$F$13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133]=MIN([.$F$130:.$F$13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134]=MIN([.$F$130:.$F$13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135]=MIN([.$F$130:.$F$13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78548982.560643" calcext:value-type="float">
            <text:p>178548982.560643</text:p>
          </table:table-cell>
          <table:table-cell table:formula="of:=IF([.F136]=MIN([.$F$130:.$F$137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78484285.702586" calcext:value-type="float">
            <text:p>178484285.702586</text:p>
          </table:table-cell>
          <table:table-cell table:formula="of:=IF([.F137]=MIN([.$F$130:.$F$137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70258760.077797" calcext:value-type="float">
            <text:p>170258760.077797</text:p>
          </table:table-cell>
          <table:table-cell table:formula="of:=IF([.F138]=MIN([.$F$138:.$F$14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139]=MIN([.$F$138:.$F$14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69689031.473594" calcext:value-type="float">
            <text:p>169689031.473594</text:p>
          </table:table-cell>
          <table:table-cell table:formula="of:=IF([.F140]=MIN([.$F$138:.$F$14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63283062.560791" calcext:value-type="float">
            <text:p>163283062.560791</text:p>
          </table:table-cell>
          <table:table-cell table:formula="of:=IF([.F141]=MIN([.$F$138:.$F$14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142]=MIN([.$F$138:.$F$14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143]=MIN([.$F$138:.$F$14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70258760.077797" calcext:value-type="float">
            <text:p>170258760.077797</text:p>
          </table:table-cell>
          <table:table-cell table:formula="of:=IF([.F144]=MIN([.$F$138:.$F$145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58569933.394812" calcext:value-type="float">
            <text:p>158569933.394812</text:p>
          </table:table-cell>
          <table:table-cell table:formula="of:=IF([.F145]=MIN([.$F$138:.$F$145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50552956.076484" calcext:value-type="float">
            <text:p>150552956.076484</text:p>
          </table:table-cell>
          <table:table-cell table:formula="of:=IF([.F146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8496513.347328" calcext:value-type="float">
            <text:p>148496513.347328</text:p>
          </table:table-cell>
          <table:table-cell table:formula="of:=IF([.F147]=MIN([.$F$146:.$F$153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49418346.413489" calcext:value-type="float">
            <text:p>149418346.413489</text:p>
          </table:table-cell>
          <table:table-cell table:formula="of:=IF([.F148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56907601.081587" calcext:value-type="float">
            <text:p>156907601.081587</text:p>
          </table:table-cell>
          <table:table-cell table:formula="of:=IF([.F149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50491286.655975" calcext:value-type="float">
            <text:p>150491286.655975</text:p>
          </table:table-cell>
          <table:table-cell table:formula="of:=IF([.F150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49418346.413489" calcext:value-type="float">
            <text:p>149418346.413489</text:p>
          </table:table-cell>
          <table:table-cell table:formula="of:=IF([.F151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53188594.658031" calcext:value-type="float">
            <text:p>153188594.658031</text:p>
          </table:table-cell>
          <table:table-cell table:formula="of:=IF([.F152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49418346.413489" calcext:value-type="float">
            <text:p>149418346.413489</text:p>
          </table:table-cell>
          <table:table-cell table:formula="of:=IF([.F153]=MIN([.$F$146:.$F$153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41890977.041815" calcext:value-type="float">
            <text:p>141890977.041815</text:p>
          </table:table-cell>
          <table:table-cell table:formula="of:=IF([.F154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44090238.452566" calcext:value-type="float">
            <text:p>144090238.452566</text:p>
          </table:table-cell>
          <table:table-cell table:formula="of:=IF([.F155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44857411.353809" calcext:value-type="float">
            <text:p>144857411.353809</text:p>
          </table:table-cell>
          <table:table-cell table:formula="of:=IF([.F156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34327200.127155" calcext:value-type="float">
            <text:p>134327200.127155</text:p>
          </table:table-cell>
          <table:table-cell table:formula="of:=IF([.F157]=MIN([.$F$154:.$F$161]);1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41890977.041815" calcext:value-type="float">
            <text:p>141890977.041815</text:p>
          </table:table-cell>
          <table:table-cell table:formula="of:=IF([.F158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38974222.201632" calcext:value-type="float">
            <text:p>138974222.201632</text:p>
          </table:table-cell>
          <table:table-cell table:formula="of:=IF([.F159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40067581.939067" calcext:value-type="float">
            <text:p>140067581.939067</text:p>
          </table:table-cell>
          <table:table-cell table:formula="of:=IF([.F160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40215285.125267" calcext:value-type="float">
            <text:p>140215285.125267</text:p>
          </table:table-cell>
          <table:table-cell table:formula="of:=IF([.F161]=MIN([.$F$154:.$F$161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.85</text:p>
          </table:table-cell>
          <table:table-cell office:value-type="float" office:value="128892965.611988" calcext:value-type="float">
            <text:p>128892965.611988</text:p>
          </table:table-cell>
          <table:table-cell table:formula="of:=IF([.F162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24508534.357688" calcext:value-type="float">
            <text:p>124508534.357688</text:p>
          </table:table-cell>
          <table:table-cell table:formula="of:=IF([.F163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.95</text:p>
          </table:table-cell>
          <table:table-cell office:value-type="float" office:value="131673731.246179" calcext:value-type="float">
            <text:p>131673731.246179</text:p>
          </table:table-cell>
          <table:table-cell table:formula="of:=IF([.F164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.97" calcext:value-type="float">
            <text:p>0.97</text:p>
          </table:table-cell>
          <table:table-cell office:value-type="float" office:value="126549026.965468" calcext:value-type="float">
            <text:p>126549026.965468</text:p>
          </table:table-cell>
          <table:table-cell table:formula="of:=IF([.F165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130251431.803251" calcext:value-type="float">
            <text:p>130251431.803251</text:p>
          </table:table-cell>
          <table:table-cell table:formula="of:=IF([.F166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27589750.225944" calcext:value-type="float">
            <text:p>127589750.225944</text:p>
          </table:table-cell>
          <table:table-cell table:formula="of:=IF([.F167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95" calcext:value-type="float">
            <text:p>0.95</text:p>
          </table:table-cell>
          <table:table-cell office:value-type="float" office:value="127929874.091179" calcext:value-type="float">
            <text:p>127929874.091179</text:p>
          </table:table-cell>
          <table:table-cell table:formula="of:=IF([.F168]=MIN([.$F$162:.$F$169])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97" calcext:value-type="float">
            <text:p>0.97</text:p>
          </table:table-cell>
          <table:table-cell office:value-type="float" office:value="122677996.840799" calcext:value-type="float">
            <text:p>122677996.840799</text:p>
          </table:table-cell>
          <table:table-cell table:formula="of:=IF([.F169]=MIN([.$F$162:.$F$169]);1;0)" office:value-type="float" office:value="1" calcext:value-type="float">
            <text:p>1</text:p>
          </table:table-cell>
        </table:table-row>
      </table:table>
      <table:table table:name="Pivot Table_resultSA_1" table:style-name="ta1">
        <table:table-column table:style-name="co7" table:default-cell-style-name="ce3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9"/>
        <table:table-column table:style-name="co7" table:default-cell-style-name="ce7"/>
        <table:table-column table:style-name="co7" table:default-cell-style-name="ce11"/>
        <table:table-column table:style-name="co7" table:default-cell-style-name="ce16"/>
        <table:table-row table:style-name="ro1">
          <table:table-cell table:style-name="ce2" office:value-type="string" calcext:value-type="string">
            <text:p>Initial_Temperature</text:p>
          </table:table-cell>
          <table:table-cell table:style-name="ce5" office:value-type="string" calcext:value-type="string">
            <text:p>Reduction_coef</text:p>
          </table:table-cell>
          <table:table-cell table:style-name="ce5" office:value-type="string" calcext:value-type="string">
            <text:p>Data</text:p>
          </table:table-cell>
          <table:table-cell table:style-name="ce11" table:number-columns-repeated="1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table:number-columns-repeated="6"/>
          <table:table-cell/>
          <table:table-cell office:value-type="float" office:value="1000" calcext:value-type="float">
            <text:p>1000</text:p>
          </table:table-cell>
          <table:table-cell table:style-name="ce6" table:number-columns-repeated="6"/>
          <table:table-cell/>
          <table:table-cell table:style-name="ce12" office:value-type="string" calcext:value-type="string">
            <text:p>Total Average - Fitness</text:p>
          </table:table-cell>
          <table:table-cell table:style-name="ce17" office:value-type="string" calcext:value-type="string">
            <text:p>Total Sum - isBest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office:value-type="float" office:value="0.85" calcext:value-type="float">
            <text:p>0.85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0.95" calcext:value-type="float">
            <text:p>0.95</text:p>
          </table:table-cell>
          <table:table-cell/>
          <table:table-cell office:value-type="float" office:value="0.97" calcext:value-type="float">
            <text:p>0.97</text:p>
          </table:table-cell>
          <table:table-cell/>
          <table:table-cell table:style-name="ce13"/>
          <table:table-cell table:style-name="ce18"/>
        </table:table-row>
        <table:table-row table:style-name="ro1"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office:value-type="string" calcext:value-type="string">
            <text:p>Average - Fitness</text:p>
          </table:table-cell>
          <table:table-cell office:value-type="string" calcext:value-type="string">
            <text:p>Sum - isBest</text:p>
          </table:table-cell>
          <table:table-cell table:style-name="ce14"/>
          <table:table-cell table:style-name="ce19"/>
        </table:table-row>
        <table:table-row table:style-name="ro1">
          <table:table-cell table:style-name="ce4" office:value-type="float" office:value="149238092.279832" calcext:value-type="float">
            <text:p>149238092.279832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50721775.824675" calcext:value-type="float">
            <text:p>150721775.824675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float" office:value="149547567.817012" calcext:value-type="float">
            <text:p>149547567.817012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float" office:value="149639707.93447" calcext:value-type="float">
            <text:p>149639707.93447</text:p>
          </table:table-cell>
          <table:table-cell table:style-name="ce8" office:value-type="float" office:value="8" calcext:value-type="float">
            <text:p>8</text:p>
          </table:table-cell>
          <table:table-cell table:style-name="ce10" office:value-type="float" office:value="149291238.630861" calcext:value-type="float">
            <text:p>149291238.630861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148526967.704063" calcext:value-type="float">
            <text:p>148526967.704063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52848811.927337" calcext:value-type="float">
            <text:p>152848811.927337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float" office:value="150440419.530073" calcext:value-type="float">
            <text:p>150440419.530073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float" office:value="150031822.706041" calcext:value-type="float">
            <text:p>150031822.706041</text:p>
          </table:table-cell>
          <table:table-cell table:style-name="ce20" office:value-type="float" office:value="58" calcext:value-type="float">
            <text:p>58</text:p>
          </table:table-cell>
        </table:table-row>
      </table:table>
      <table:named-expressions/>
      <table:database-ranges>
        <table:database-range table:name="__Anonymous_Sheet_DB__0" table:target-range-address="resultSA.A1:resultSA.G169"/>
      </table:database-ranges>
      <table:data-pilot-tables>
        <table:data-pilot-table table:name="DataPilot1" table:application-data="" table:target-range-address="'Pivot Table_resultSA_1'.A1:'Pivot Table_resultSA_1'.R5" table:buttons="'Pivot Table_resultSA_1'.A1 'Pivot Table_resultSA_1'.B1 'Pivot Table_resultSA_1'.C1" table:show-filter-button="false" table:drill-down-on-double-click="false">
          <table:source-cell-range table:cell-range-address="resultSA.A1:resultSA.G169"/>
          <table:data-pilot-field table:source-field-name="Initial_Temperature" table:orientation="column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duction_coef" table:orientation="column" table:used-hierarchy="0" table:function="auto">
            <table:data-pilot-level table:show-empty="false" calcext:repeat-item-labels="false">
              <table:data-pilot-members>
                <table:data-pilot-member table:name="0.85" table:display="true" table:show-details="true"/>
                <table:data-pilot-member table:name="0.9" table:display="true" table:show-details="true"/>
                <table:data-pilot-member table:name="0.95" table:display="true" table:show-details="true"/>
                <table:data-pilot-member table:name="0.9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itness" table:orientation="data" table:used-hierarchy="0" table:function="average">
            <table:data-pilot-level table:show-empty="false" calcext:repeat-item-labels="false">
              <table:data-pilot-members>
                <table:data-pilot-member table:name="91105370.6838308" table:display="true" table:show-details="true"/>
                <table:data-pilot-member table:name="101736760.514307" table:display="true" table:show-details="true"/>
                <table:data-pilot-member table:name="103647952.765206" table:display="true" table:show-details="true"/>
                <table:data-pilot-member table:name="112396068.091895" table:display="true" table:show-details="true"/>
                <table:data-pilot-member table:name="114693022.573098" table:display="true" table:show-details="true"/>
                <table:data-pilot-member table:name="115905085.360804" table:display="true" table:show-details="true"/>
                <table:data-pilot-member table:name="122677996.840799" table:display="true" table:show-details="true"/>
                <table:data-pilot-member table:name="123130094.620316" table:display="true" table:show-details="true"/>
                <table:data-pilot-member table:name="123378107.682052" table:display="true" table:show-details="true"/>
                <table:data-pilot-member table:name="124508534.357688" table:display="true" table:show-details="true"/>
                <table:data-pilot-member table:name="126549026.965468" table:display="true" table:show-details="true"/>
                <table:data-pilot-member table:name="126733245.414969" table:display="true" table:show-details="true"/>
                <table:data-pilot-member table:name="127121710.967499" table:display="true" table:show-details="true"/>
                <table:data-pilot-member table:name="127274940.033988" table:display="true" table:show-details="true"/>
                <table:data-pilot-member table:name="127589750.225944" table:display="true" table:show-details="true"/>
                <table:data-pilot-member table:name="127929874.091179" table:display="true" table:show-details="true"/>
                <table:data-pilot-member table:name="127952344.83144" table:display="true" table:show-details="true"/>
                <table:data-pilot-member table:name="128892965.611988" table:display="true" table:show-details="true"/>
                <table:data-pilot-member table:name="130251431.803251" table:display="true" table:show-details="true"/>
                <table:data-pilot-member table:name="130480053.601742" table:display="true" table:show-details="true"/>
                <table:data-pilot-member table:name="130482662.480865" table:display="true" table:show-details="true"/>
                <table:data-pilot-member table:name="130761352.282227" table:display="true" table:show-details="true"/>
                <table:data-pilot-member table:name="131437081.841435" table:display="true" table:show-details="true"/>
                <table:data-pilot-member table:name="131673731.246179" table:display="true" table:show-details="true"/>
                <table:data-pilot-member table:name="131679926.777944" table:display="true" table:show-details="true"/>
                <table:data-pilot-member table:name="133360202.276586" table:display="true" table:show-details="true"/>
                <table:data-pilot-member table:name="134264966.944382" table:display="true" table:show-details="true"/>
                <table:data-pilot-member table:name="134327200.127155" table:display="true" table:show-details="true"/>
                <table:data-pilot-member table:name="134868652.361968" table:display="true" table:show-details="true"/>
                <table:data-pilot-member table:name="136008125.912044" table:display="true" table:show-details="true"/>
                <table:data-pilot-member table:name="136071895.360222" table:display="true" table:show-details="true"/>
                <table:data-pilot-member table:name="136228553.568732" table:display="true" table:show-details="true"/>
                <table:data-pilot-member table:name="136314948.035935" table:display="true" table:show-details="true"/>
                <table:data-pilot-member table:name="136768613.740287" table:display="true" table:show-details="true"/>
                <table:data-pilot-member table:name="137278366.899899" table:display="true" table:show-details="true"/>
                <table:data-pilot-member table:name="138067100.518364" table:display="true" table:show-details="true"/>
                <table:data-pilot-member table:name="138125013.175193" table:display="true" table:show-details="true"/>
                <table:data-pilot-member table:name="138951259.040918" table:display="true" table:show-details="true"/>
                <table:data-pilot-member table:name="138974222.201632" table:display="true" table:show-details="true"/>
                <table:data-pilot-member table:name="139382409.057266" table:display="true" table:show-details="true"/>
                <table:data-pilot-member table:name="140026930.478342" table:display="true" table:show-details="true"/>
                <table:data-pilot-member table:name="140067581.939067" table:display="true" table:show-details="true"/>
                <table:data-pilot-member table:name="140215285.125267" table:display="true" table:show-details="true"/>
                <table:data-pilot-member table:name="140556929.518614" table:display="true" table:show-details="true"/>
                <table:data-pilot-member table:name="141098584.136769" table:display="true" table:show-details="true"/>
                <table:data-pilot-member table:name="141119485.774073" table:display="true" table:show-details="true"/>
                <table:data-pilot-member table:name="141632618.189731" table:display="true" table:show-details="true"/>
                <table:data-pilot-member table:name="141890977.041815" table:display="true" table:show-details="true"/>
                <table:data-pilot-member table:name="142343769.567973" table:display="true" table:show-details="true"/>
                <table:data-pilot-member table:name="142580661.878306" table:display="true" table:show-details="true"/>
                <table:data-pilot-member table:name="143990222.639973" table:display="true" table:show-details="true"/>
                <table:data-pilot-member table:name="144059733.015146" table:display="true" table:show-details="true"/>
                <table:data-pilot-member table:name="144090238.452566" table:display="true" table:show-details="true"/>
                <table:data-pilot-member table:name="144857411.353809" table:display="true" table:show-details="true"/>
                <table:data-pilot-member table:name="145027367.927591" table:display="true" table:show-details="true"/>
                <table:data-pilot-member table:name="146159838.815553" table:display="true" table:show-details="true"/>
                <table:data-pilot-member table:name="146661690.154026" table:display="true" table:show-details="true"/>
                <table:data-pilot-member table:name="147164658.629332" table:display="true" table:show-details="true"/>
                <table:data-pilot-member table:name="147988370.210416" table:display="true" table:show-details="true"/>
                <table:data-pilot-member table:name="148343279.308634" table:display="true" table:show-details="true"/>
                <table:data-pilot-member table:name="148496513.347328" table:display="true" table:show-details="true"/>
                <table:data-pilot-member table:name="149418346.413489" table:display="true" table:show-details="true"/>
                <table:data-pilot-member table:name="150491286.655975" table:display="true" table:show-details="true"/>
                <table:data-pilot-member table:name="150552956.076484" table:display="true" table:show-details="true"/>
                <table:data-pilot-member table:name="150760761.775889" table:display="true" table:show-details="true"/>
                <table:data-pilot-member table:name="150899240.294403" table:display="true" table:show-details="true"/>
                <table:data-pilot-member table:name="151533083.777733" table:display="true" table:show-details="true"/>
                <table:data-pilot-member table:name="152526753.021499" table:display="true" table:show-details="true"/>
                <table:data-pilot-member table:name="152651886.83052" table:display="true" table:show-details="true"/>
                <table:data-pilot-member table:name="153188594.658031" table:display="true" table:show-details="true"/>
                <table:data-pilot-member table:name="153258251.155951" table:display="true" table:show-details="true"/>
                <table:data-pilot-member table:name="153293895.23404" table:display="true" table:show-details="true"/>
                <table:data-pilot-member table:name="153331891.542706" table:display="true" table:show-details="true"/>
                <table:data-pilot-member table:name="153828689.633011" table:display="true" table:show-details="true"/>
                <table:data-pilot-member table:name="153854899.270811" table:display="true" table:show-details="true"/>
                <table:data-pilot-member table:name="153932190.084449" table:display="true" table:show-details="true"/>
                <table:data-pilot-member table:name="155956356.604774" table:display="true" table:show-details="true"/>
                <table:data-pilot-member table:name="156907601.081587" table:display="true" table:show-details="true"/>
                <table:data-pilot-member table:name="157053952.272683" table:display="true" table:show-details="true"/>
                <table:data-pilot-member table:name="158129510.873118" table:display="true" table:show-details="true"/>
                <table:data-pilot-member table:name="158569933.394812" table:display="true" table:show-details="true"/>
                <table:data-pilot-member table:name="158830544.593772" table:display="true" table:show-details="true"/>
                <table:data-pilot-member table:name="159516103.257816" table:display="true" table:show-details="true"/>
                <table:data-pilot-member table:name="160497477.575025" table:display="true" table:show-details="true"/>
                <table:data-pilot-member table:name="160625584.260446" table:display="true" table:show-details="true"/>
                <table:data-pilot-member table:name="161141526.83753" table:display="true" table:show-details="true"/>
                <table:data-pilot-member table:name="161841906.790666" table:display="true" table:show-details="true"/>
                <table:data-pilot-member table:name="163089652.449105" table:display="true" table:show-details="true"/>
                <table:data-pilot-member table:name="163283062.560791" table:display="true" table:show-details="true"/>
                <table:data-pilot-member table:name="164395169.660129" table:display="true" table:show-details="true"/>
                <table:data-pilot-member table:name="166959130.938247" table:display="true" table:show-details="true"/>
                <table:data-pilot-member table:name="167493064.792096" table:display="true" table:show-details="true"/>
                <table:data-pilot-member table:name="169689031.473594" table:display="true" table:show-details="true"/>
                <table:data-pilot-member table:name="169911682.293548" table:display="true" table:show-details="true"/>
                <table:data-pilot-member table:name="170258760.077797" table:display="true" table:show-details="true"/>
                <table:data-pilot-member table:name="171540763.338519" table:display="true" table:show-details="true"/>
                <table:data-pilot-member table:name="172816689.720961" table:display="true" table:show-details="true"/>
                <table:data-pilot-member table:name="175231132.63071" table:display="true" table:show-details="true"/>
                <table:data-pilot-member table:name="175638206.951348" table:display="true" table:show-details="true"/>
                <table:data-pilot-member table:name="177471673.60142" table:display="true" table:show-details="true"/>
                <table:data-pilot-member table:name="178484285.702586" table:display="true" table:show-details="true"/>
                <table:data-pilot-member table:name="178548982.560643" table:display="true" table:show-details="true"/>
                <table:data-pilot-member table:name="180656076.662039" table:display="true" table:show-details="true"/>
                <table:data-pilot-member table:name="180768670.039369" table:display="true" table:show-details="true"/>
                <table:data-pilot-member table:name="189151450.6183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sBes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28T13:05:50.274213833</dc:date>
    <meta:editing-duration>PT1H9M3S</meta:editing-duration>
    <meta:editing-cycles>4</meta:editing-cycles>
    <meta:generator>LibreOffice/25.8.3.2$Linux_X86_64 LibreOffice_project/580$Build-2</meta:generator>
    <meta:document-statistic meta:table-count="2" meta:cell-count="1232" meta:object-count="0"/>
  </office:meta>
</office:document-meta>
</file>